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b7253" officeooo:paragraph-rsid="001b7253"/>
    </style:style>
    <style:style style:name="P2" style:family="paragraph" style:parent-style-name="Standard">
      <style:text-properties officeooo:rsid="001b7253" officeooo:paragraph-rsid="001b7253"/>
    </style:style>
    <style:style style:name="P3" style:family="paragraph" style:parent-style-name="Standard">
      <style:text-properties officeooo:rsid="001ba252" officeooo:paragraph-rsid="001ba252"/>
    </style:style>
    <style:style style:name="P4" style:family="paragraph" style:parent-style-name="Standard">
      <style:text-properties officeooo:rsid="001ca82f" officeooo:paragraph-rsid="001ca82f"/>
    </style:style>
    <style:style style:name="T1" style:family="text">
      <style:text-properties officeooo:rsid="001b72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oftware design document</text:p>
      <text:h text:style-name="Heading_20_1" text:outline-level="1"><text:span text:style-name="T1">A</text:span>rchitecture design</text:h>
      <text:p text:style-name="P1">Microkernel virtual machines</text:p>
      <text:h text:style-name="Heading_20_1" text:outline-level="1"><text:span text:style-name="T1">I</text:span>nterface design</text:h>
      <text:p text:style-name="P1">Commandline interface and GUI or ssh</text:p>
      <text:h text:style-name="Heading_20_1" text:outline-level="1"><text:span text:style-name="T1">P</text:span>rocedural design</text:h>
      <text:p text:style-name="P2">Aboth the OS are running virtual machine with different OS’s.</text:p>
      <text:h text:style-name="Heading_20_1" text:outline-level="1">Why?</text:h>
      <text:p text:style-name="P3">More options with OS’s. It’s writing in Java. It’s secure than other OS’s.</text:p>
      <text:h text:style-name="Heading_20_1" text:outline-level="1">How?</text:h>
      <text:p text:style-name="P4">Java is a higher programming languege than C.</text:p>
      <text:h text:style-name="Heading_20_1" text:outline-level="1">What?</text:h>
      <text:p text:style-name="P4">It’s easier for programmer to write the OS. It uses standard SDK of jav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a33dc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5T13:02:47.404281872</meta:creation-date>
    <dc:date>2020-08-02T16:05:58.495938636</dc:date>
    <meta:editing-duration>PT17M47S</meta:editing-duration>
    <meta:editing-cycles>5</meta:editing-cycles>
    <meta:generator>LibreOffice/6.1.5.2$Linux_X86_64 LibreOffice_project/10$Build-2</meta:generator>
    <meta:document-statistic meta:table-count="0" meta:image-count="0" meta:object-count="0" meta:page-count="1" meta:paragraph-count="13" meta:word-count="66" meta:character-count="406" meta:non-whitespace-character-count="353"/>
  </office:meta>
</office:document-meta>
</file>